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factoring Golf</text:p>
          </draw:text-box>
        </draw:frame>
        <draw:frame presentation:style-name="pr2" draw:layer="layout" svg:width="25.199cm" svg:height="12.18cm" svg:x="1.4cm" svg:y="6.014cm" presentation:class="subtitle">
          <draw:text-box>
            <text:p>1 Schiedsrichter</text:p>
            <text:p>+</text:p>
            <text:p>Teams: Spieler + Caddy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Regeln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Schlagpunkte</text:p>
                <text:list>
                  <text:list-item>
                    <text:p>1+1 Cut&amp;Paste</text:p>
                  </text:list-item>
                  <text:list-item>
                    <text:p>1 Shortcut für Refactoring-Methode</text:p>
                  </text:list-item>
                  <text:list-item>
                    <text:p>0 Formatierung</text:p>
                  </text:list-item>
                </text:list>
              </text:list-item>
              <text:list-item>
                <text:p>Strafpunkte</text:p>
                <text:list>
                  <text:list-item>
                    <text:p>2 Manuelles Editieren je Wort</text:p>
                  </text:list-item>
                  <text:list-item>
                    <text:p>2 Code compiliert nach Refactoring n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6T13:33:05</meta:creation-date>
    <dc:date>2012-10-06T13:41:53</dc:date>
    <meta:editing-duration>P0D</meta:editing-duration>
    <meta:editing-cycles>1</meta:editing-cycles>
    <meta:document-statistic meta:object-count="40"/>
    <meta:generator>LibreOffice/3.5$Linux_X86_64 LibreOffice_project/350m1$Build-2</meta:generator>
  </office:meta>
</office:document-meta>
</file>